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f804" officeooo:paragraph-rsid="0019f8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d5bbc" officeooo:paragraph-rsid="001d5bb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9f804" officeooo:paragraph-rsid="0019f80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f804" officeooo:paragraph-rsid="0019f80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d5bbc" officeooo:paragraph-rsid="001d5bbc" style:font-weight-asian="normal" style:font-weight-complex="normal"/>
    </style:style>
    <style:style style:name="T1" style:family="text">
      <style:text-properties officeooo:rsid="001d5bbc"/>
    </style:style>
    <style:style style:name="T2" style:family="text">
      <style:text-properties officeooo:rsid="001e6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kel rek locaties</text:p>
      <text:p text:style-name="P1"/>
      <text:p text:style-name="P2">Korte beschrijving</text:p>
      <text:p text:style-name="P3"/>
      <text:p text:style-name="P4">In een kleerwinkel staan verschillende rekken gelocaliseerd doorheen het gebouw. Deze rekken bevatten producten. Elk kledingstuk <text:span text:style-name="T1">valt onder een bepaalde categorie.</text:span></text:p>
      <text:p text:style-name="P5">Deze categorieën zijn gelocaliseerd op verschillende plaatsen in de winkel.</text:p>
      <text:p text:style-name="P5">Met spraakherkenning kun je een categorie opzoeken op het vloerplan <text:span text:style-name="T2">(vb. Boormachine).</text:span> Dit door spraakherkenning toe te passen op een app of … .</text:p>
      <text:p text:style-name="P5"/>
      <text:p text:style-name="P2">Snickje en Enmfje</text:p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1:12:55.503056134</meta:creation-date>
    <meta:editing-duration>PT12M5S</meta:editing-duration>
    <meta:editing-cycles>3</meta:editing-cycles>
    <meta:generator>LibreOffice/25.2.4.3$Linux_X86_64 LibreOffice_project/520$Build-3</meta:generator>
    <dc:date>2026-01-23T12:22:41.904560250</dc:date>
    <meta:document-statistic meta:table-count="0" meta:image-count="0" meta:object-count="0" meta:page-count="1" meta:paragraph-count="6" meta:word-count="63" meta:character-count="436" meta:non-whitespace-character-count="379"/>
  </office:meta>
</office:document-meta>
</file>